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P2" style:family="paragraph" style:parent-style-name="Header">
      <style:paragraph-properties fo:text-align="end" style:justify-single-word="false"/>
      <style:text-properties officeooo:paragraph-rsid="001c8d6c"/>
    </style:style>
    <style:style style:name="P3" style:family="paragraph" style:parent-style-name="Footer">
      <style:paragraph-properties fo:text-align="center" style:justify-single-word="false"/>
    </style:style>
    <style:style style:name="T1" style:family="text">
      <style:text-properties officeooo:rsid="001ecd26"/>
    </style:style>
    <style:style style:name="T2" style:family="text">
      <style:text-properties officeooo:rsid="001c8d6c"/>
    </style:style>
    <style:style style:name="T3" style:family="text">
      <style:text-properties officeooo:rsid="0038fa1c"/>
    </style:style>
    <style:style style:name="T4" style:family="text">
      <style:text-properties officeooo:rsid="00391f7c"/>
    </style:style>
    <style:style style:name="T5" style:family="text">
      <style:text-properties style:font-name="Liberation Sans" fo:font-size="18.2000007629395pt" fo:font-weight="bold" officeooo:rsid="00391f7c" style:font-name-asian="Noto Sans CJK SC" style:font-size-asian="18.2000007629395pt" style:font-weight-asian="bold" style:font-name-complex="Noto Sans Devanagari" style:font-size-complex="18.2000007629395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5">Самостоятельная</text:span> работа</text:h>
      <text:p text:style-name="Text_20_body">Говоря о моём личном отношении к софистам, я бы отметил, что оно, по большей части, совпадает с мнением Сократа. Софисты мне кажутся ушлыми дельцами, которые использовали риторику для манипуляции своими слушателями и заработка на их доверии.</text:p>
      <text:p text:style-name="Text_20_body">Во-первых, я разделяю мнение Сократа, о том, что истина есть общественное благо, и зарабатывать на поиске этой истины, который представляет из себя философия, нельзя.</text:p>
      <text:p text:style-name="Text_20_body">Во-вторых, софисты пользовались несовершенством языка и приемами риторики, для того, чтобы строить свои рассуждения на заведомо ложных утверждениях, содержащих логические ошибки. Такой подход делает их труды бессмысленными, и поэтому можно утверждать, что софисты не внесли стоящего вклада в развитие философии.</text:p>
      <text:p text:style-name="Text_20_body">Именно поэтому я считаю, что софисты не являлись философами в полном смысле этого слова. Умелыми ораторами - возможно, но философами я их назвать не могу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c8d6c" officeooo:paragraph-rsid="001c8d6c"/>
    </style:style>
    <style:style style:name="MP2" style:family="paragraph" style:parent-style-name="Header">
      <style:paragraph-properties fo:text-align="end" style:justify-single-word="false"/>
      <style:text-properties officeooo:paragraph-rsid="001c8d6c"/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officeooo:rsid="001ecd26"/>
    </style:style>
    <style:style style:name="MT2" style:family="text">
      <style:text-properties officeooo:rsid="001c8d6c"/>
    </style:style>
    <style:style style:name="MT3" style:family="text">
      <style:text-properties officeooo:rsid="00391f7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Величко Арсений Александрович</text:p>
        <text:p text:style-name="MP1">ИВТ 1 курс, 10 поток, 2 группа, <text:span text:style-name="MT1">3 подгруппа</text:span></text:p>
        <text:p text:style-name="MP2"><text:span text:style-name="MT2">Предмет: </text:span><text:span text:style-name="MT3">Философия</text:span></text:p>
      </style:header>
      <style:footer>
        <text:p text:style-name="MP3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15T12:38:22.095787098</meta:creation-date>
    <dc:date>2020-10-18T22:43:53.903869236</dc:date>
    <meta:editing-duration>PT2H32S</meta:editing-duration>
    <meta:editing-cycles>20</meta:editing-cycles>
    <meta:generator>LibreOffice/7.0.1.2$Linux_X86_64 LibreOffice_project/7cbcfc562f6eb6708b5ff7d7397325de9e764452</meta:generator>
    <meta:document-statistic meta:table-count="0" meta:image-count="0" meta:object-count="0" meta:page-count="1" meta:paragraph-count="9" meta:word-count="142" meta:character-count="985" meta:non-whitespace-character-count="852"/>
  </office:meta>
</office:document-meta>
</file>